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.Cell( final HSSFCell cell , final int cel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ll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getCe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setContent( final String cont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ell.setStyle( HSSFCellStyle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